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694f" officeooo:paragraph-rsid="000169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kers :</text:p>
      <text:p text:style-name="P1"/>
      <text:p text:style-name="P1">#include &lt;stdio.h&gt;</text:p>
      <text:p text:style-name="P1">int main()</text:p>
      <text:p text:style-name="P1">{</text:p>
      <text:p text:style-name="P1"><text:s text:c="4"/>// P0, P1, P2, P3, P4 are the Process names here</text:p>
      <text:p text:style-name="P1"><text:s/></text:p>
      <text:p text:style-name="P1"><text:s text:c="4"/>int n, m, i, j, k;</text:p>
      <text:p text:style-name="P1"><text:s text:c="4"/>n = 5; // Number of processes</text:p>
      <text:p text:style-name="P1"><text:s text:c="4"/>m = 3; // Number of resources</text:p>
      <text:p text:style-name="P1"><text:s text:c="4"/>int alloc[5][3] = { { 0, 1, 0 }, // P0 <text:s text:c="3"/>// Allocation Matrix</text:p>
      <text:p text:style-name="P1"><text:s text:c="24"/>{ 2, 0, 0 }, // P1</text:p>
      <text:p text:style-name="P1"><text:s text:c="24"/>{ 3, 0, 2 }, // P2</text:p>
      <text:p text:style-name="P1"><text:s text:c="24"/>{ 2, 1, 1 }, // P3</text:p>
      <text:p text:style-name="P1"><text:s text:c="24"/>{ 0, 0, 2 } }; // P4</text:p>
      <text:p text:style-name="P1"><text:s/></text:p>
      <text:p text:style-name="P1"><text:s text:c="4"/>int max[5][3] = { { 7, 5, 3 }, // P0 <text:s text:c="3"/>// MAX Matrix</text:p>
      <text:p text:style-name="P1"><text:s text:c="22"/>{ 3, 2, 2 }, // P1</text:p>
      <text:p text:style-name="P1"><text:s text:c="22"/>{ 9, 0, 2 }, // P2</text:p>
      <text:p text:style-name="P1"><text:s text:c="22"/>{ 2, 2, 2 }, // P3</text:p>
      <text:p text:style-name="P1"><text:s text:c="22"/>{ 4, 3, 3 } }; // P4</text:p>
      <text:p text:style-name="P1"><text:s/></text:p>
      <text:p text:style-name="P1"><text:s text:c="4"/>int avail[3] = { 3, 3, 2 }; // Available Resources</text:p>
      <text:p text:style-name="P1"><text:s/></text:p>
      <text:p text:style-name="P1"><text:s text:c="4"/>int f[n], ans[n], ind = 0;</text:p>
      <text:p text:style-name="P1"><text:s text:c="4"/>for (k = 0; k &lt; n; k++) {</text:p>
      <text:p text:style-name="P1"><text:s text:c="8"/>f[k] = 0;</text:p>
      <text:p text:style-name="P1"><text:s text:c="4"/>}</text:p>
      <text:p text:style-name="P1"><text:s text:c="4"/>int need[n][m];</text:p>
      <text:p text:style-name="P1"><text:s text:c="4"/>for (i = 0; i &lt; n; i++) {</text:p>
      <text:p text:style-name="P1"><text:s text:c="8"/>for (j = 0; j &lt; m; j++)</text:p>
      <text:p text:style-name="P1"><text:s text:c="12"/>need[i][j] = max[i][j] - alloc[i][j];</text:p>
      <text:p text:style-name="P1"><text:s text:c="4"/>}</text:p>
      <text:p text:style-name="P1"><text:s text:c="4"/>int y = 0;</text:p>
      <text:p text:style-name="P1"><text:s text:c="4"/>for (k = 0; k &lt; 5; k++) {</text:p>
      <text:p text:style-name="P1"><text:s text:c="8"/>for (i = 0; i &lt; n; i++) {</text:p>
      <text:p text:style-name="P1"><text:s text:c="12"/>if (f[i] == 0) {</text:p>
      <text:p text:style-name="P1"><text:s/></text:p>
      <text:p text:style-name="P1"><text:s text:c="16"/>int flag = 0;</text:p>
      <text:p text:style-name="P1"><text:s text:c="16"/>for (j = 0; j &lt; m; j++) {</text:p>
      <text:p text:style-name="P1"><text:s text:c="20"/>if (need[i][j] &gt; avail[j]){</text:p>
      <text:p text:style-name="P1"><text:s text:c="24"/>flag = 1;</text:p>
      <text:p text:style-name="P1"><text:s text:c="25"/>break;</text:p>
      <text:p text:style-name="P1"><text:s text:c="20"/>}</text:p>
      <text:p text:style-name="P1"><text:s text:c="16"/>}</text:p>
      <text:p text:style-name="P1"><text:s/></text:p>
      <text:p text:style-name="P1"><text:s text:c="16"/>if (flag == 0) {</text:p>
      <text:p text:style-name="P1"><text:s text:c="20"/>ans[ind++] = i;</text:p>
      <text:p text:style-name="P1"><text:s text:c="20"/>for (y = 0; y &lt; m; y++)</text:p>
      <text:p text:style-name="P1"><text:soft-page-break/><text:s text:c="24"/>avail[y] += alloc[i][y];</text:p>
      <text:p text:style-name="P1"><text:s text:c="20"/>f[i] = 1;</text:p>
      <text:p text:style-name="P1"><text:s text:c="16"/>}</text:p>
      <text:p text:style-name="P1"><text:s text:c="12"/>}</text:p>
      <text:p text:style-name="P1"><text:s text:c="8"/>}</text:p>
      <text:p text:style-name="P1"><text:s text:c="4"/>}</text:p>
      <text:p text:style-name="P1"><text:s text:c="3"/></text:p>
      <text:p text:style-name="P1"><text:s text:c="6"/>int flag = 1;</text:p>
      <text:p text:style-name="P1"><text:s text:c="7"/></text:p>
      <text:p text:style-name="P1"><text:s text:c="6"/>for(int i=0;i&lt;n;i++)</text:p>
      <text:p text:style-name="P1"><text:s text:c="4"/>{</text:p>
      <text:p text:style-name="P1"><text:s text:c="6"/>if(f[i]==0)</text:p>
      <text:p text:style-name="P1"><text:s text:c="6"/>{</text:p>
      <text:p text:style-name="P1"><text:s text:c="8"/>flag=0;</text:p>
      <text:p text:style-name="P1"><text:s text:c="9"/>printf("The following system is not safe");</text:p>
      <text:p text:style-name="P1"><text:s text:c="8"/>break;</text:p>
      <text:p text:style-name="P1"><text:s text:c="6"/>}</text:p>
      <text:p text:style-name="P1"><text:s text:c="4"/>}</text:p>
      <text:p text:style-name="P1"><text:s text:c="5"/></text:p>
      <text:p text:style-name="P1"><text:s text:c="6"/>if(flag==1)</text:p>
      <text:p text:style-name="P1"><text:s text:c="4"/>{</text:p>
      <text:p text:style-name="P1"><text:s text:c="6"/>printf("Following is the SAFE Sequence\n");</text:p>
      <text:p text:style-name="P1"><text:s text:c="6"/>for (i = 0; i &lt; n - 1; i++)</text:p>
      <text:p text:style-name="P1"><text:s text:c="8"/>printf(" P%d -&gt;", ans[i]);</text:p>
      <text:p text:style-name="P1"><text:s text:c="6"/>printf(" P%d", ans[n - 1]);</text:p>
      <text:p text:style-name="P1"><text:s text:c="4"/>}</text:p>
      <text:p text:style-name="P1"><text:s text:c="5"/></text:p>
      <text:p text:style-name="P1"><text:s/></text:p>
      <text:p text:style-name="P1"><text:s text:c="4"/>return (0);</text:p>
      <text:p text:style-name="P1"><text:s/></text:p>
      <text:p text:style-name="P1"><text:s text:c="4"/>// This code is contributed by Deep Baldha (CandyZack)</text:p>
      <text:p text:style-name="P1">}</text:p>
      <text:p text:style-name="Standard"/>
      <text:p text:style-name="P1">Output:</text:p>
      <text:p text:style-name="Standard"/>
      <text:p text:style-name="Standard">avcoe@avcoe-HP-ProDesk-400-G1-SFF:~$ gcc bank.c</text:p>
      <text:p text:style-name="Standard">avcoe@avcoe-HP-ProDesk-400-G1-SFF:~$ ./a.out</text:p>
      <text:p text:style-name="Standard">Following is the SAFE Sequence</text:p>
      <text:p text:style-name="Standard"><text:s/>P1 -&gt; P3 -&gt; P4 -&gt; P0 -&gt; P2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5T12:40:44.728028965</meta:creation-date>
    <dc:date>2022-11-07T11:52:20.231982007</dc:date>
    <meta:editing-duration>PT3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85" meta:word-count="333" meta:character-count="2133" meta:non-whitespace-character-count="1080"/>
  </office:meta>
</office:document-meta>
</file>